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22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1_res" table:style-name="ta1">
        <table:shapes>
          <draw:frame draw:z-index="0" draw:style-name="gr1" draw:text-style-name="P1" svg:width="5.2965in" svg:height="2.9744in" svg:x="0in" svg:y="2.3512in">
            <draw:object draw:notify-on-update-of-ranges="q01_res.A7:q01_res.A12 q01_res.B5:q01_res.B5 q01_res.B7:q01_res.B12 q01_res.C5:q01_res.C5 q01_res.C7:q01_res.C12 q01_res.D5:q01_res.D5 q01_res.D7:q01_res.D12 q01_res.E5:q01_res.E5 q01_res.E7:q01_res.E12 q01_res.F5:q01_res.F5 q01_res.F7:q01_res.F12 q01_res.G5:q01_res.G5 q01_res.G7:q01_res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6" table:default-cell-style-name="ce6"/>
        <table:table-row table:style-name="ro1" table:number-rows-repeated="4">
          <table:table-cell table:style-name="Default" table:number-columns-repeated="7"/>
        </table:table-row>
        <table:table-row table:style-name="ro1">
          <table:table-cell office:value-type="string" calcext:value-type="string">
            <text:p>limit (n)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0.000020</text:p>
          </table:table-cell>
          <table:table-cell office:value-type="float" office:value="0.00003" calcext:value-type="float">
            <text:p>0.000030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242" calcext:value-type="float">
            <text:p>0.000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8" calcext:value-type="float">
            <text:p>0.000180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329" calcext:value-type="float">
            <text:p>0.000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34" calcext:value-type="float">
            <text:p>0.000340</text:p>
          </table:table-cell>
          <table:table-cell office:value-type="float" office:value="0.000397" calcext:value-type="float">
            <text:p>0.000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66" calcext:value-type="float">
            <text:p>0.000660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871" calcext:value-type="float">
            <text:p>0.000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00:39:18.19710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5T02:11:04.333225704</dc:date>
    <meta:editing-duration>PT21M28S</meta:editing-duration>
    <meta:editing-cycles>3</meta:editing-cycles>
    <meta:generator>LibreOffice/6.4.7.2$Linux_X86_64 LibreOffice_project/4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54cm" svg:height="7.556cm" xlink:href=".." xlink:type="simple" chart:class="chart:line" chart:style-name="ch1">
        <chart:title svg:x="5.612cm" svg:y="0.287cm" chart:style-name="ch2">
          <text:p>Q03 - SoE</text:p>
        </chart:title>
        <chart:legend chart:legend-position="end" svg:x="11.184cm" svg:y="2.234cm" style:legend-expansion="high" chart:style-name="ch3"/>
        <chart:plot-area chart:style-name="ch4" table:cell-range-address="q01_res.A7:q01_res.G12 q01_res.B5:q01_res.G5" chart:data-source-has-labels="both" svg:x="1.28cm" svg:y="1.217cm" svg:width="9.635cm" svg:height="5.207cm">
          <chartooo:coordinate-region svg:x="2.933cm" svg:y="1.416cm" svg:width="7.795cm" svg:height="4.361cm"/>
          <chart:axis chart:dimension="x" chart:name="primary-x" chart:style-name="ch5" chartooo:axis-type="auto">
            <chartooo:date-scale/>
            <chart:title svg:x="5.008cm" svg:y="6.575cm" chart:style-name="ch6">
              <text:p>n (processors)</text:p>
            </chart:title>
            <chart:categories table:cell-range-address="q01_res.A7:q01_res.A12"/>
          </chart:axis>
          <chart:axis chart:dimension="y" chart:name="primary-y" chart:style-name="ch5">
            <chart:title svg:x="0.451cm" svg:y="4.671cm" chart:style-name="ch7">
              <text:p>t (seconds)</text:p>
            </chart:title>
            <chart:grid chart:style-name="ch8" chart:class="major"/>
          </chart:axis>
          <chart:series chart:style-name="ch9" chart:values-cell-range-address="q01_res.B7:q01_res.B12" chart:label-cell-address="q01_res.B5:q01_res.B5" chart:class="chart:line">
            <chart:data-point chart:repeated="6"/>
          </chart:series>
          <chart:series chart:style-name="ch10" chart:values-cell-range-address="q01_res.C7:q01_res.C12" chart:label-cell-address="q01_res.C5:q01_res.C5" chart:class="chart:line">
            <chart:data-point chart:repeated="6"/>
          </chart:series>
          <chart:series chart:style-name="ch11" chart:values-cell-range-address="q01_res.D7:q01_res.D12" chart:label-cell-address="q01_res.D5:q01_res.D5" chart:class="chart:line">
            <chart:data-point chart:repeated="6"/>
          </chart:series>
          <chart:series chart:style-name="ch12" chart:values-cell-range-address="q01_res.E7:q01_res.E12" chart:label-cell-address="q01_res.E5:q01_res.E5" chart:class="chart:line">
            <chart:data-point chart:repeated="6"/>
          </chart:series>
          <chart:series chart:style-name="ch13" chart:values-cell-range-address="q01_res.F7:q01_res.F12" chart:label-cell-address="q01_res.F5:q01_res.F5" chart:class="chart:line">
            <chart:data-point chart:repeated="6"/>
          </chart:series>
          <chart:series chart:style-name="ch14" chart:values-cell-range-address="q01_res.G7:q01_res.G12" chart:label-cell-address="q01_res.G5:q01_res.G5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q01_res.B5:q01_res.B5</svg:desc>
                </draw:g>
              </table:table-cell>
              <table:table-cell office:value-type="string">
                <text:p>2000</text:p>
                <draw:g>
                  <svg:desc>q01_res.C5:q01_res.C5</svg:desc>
                </draw:g>
              </table:table-cell>
              <table:table-cell office:value-type="string">
                <text:p>4000</text:p>
                <draw:g>
                  <svg:desc>q01_res.D5:q01_res.D5</svg:desc>
                </draw:g>
              </table:table-cell>
              <table:table-cell office:value-type="string">
                <text:p>8000</text:p>
                <draw:g>
                  <svg:desc>q01_res.E5:q01_res.E5</svg:desc>
                </draw:g>
              </table:table-cell>
              <table:table-cell office:value-type="string">
                <text:p>16000</text:p>
                <draw:g>
                  <svg:desc>q01_res.F5:q01_res.F5</svg:desc>
                </draw:g>
              </table:table-cell>
              <table:table-cell office:value-type="string">
                <text:p>32000</text:p>
                <draw:g>
                  <svg:desc>q01_res.G5:q01_res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q01_res.A7:q01_res.A12</svg:desc>
                </draw:g>
              </table:table-cell>
              <table:table-cell office:value-type="float" office:value="0.00002">
                <text:p>0.00002</text:p>
                <draw:g>
                  <svg:desc>q01_res.B7:q01_res.B12</svg:desc>
                </draw:g>
              </table:table-cell>
              <table:table-cell office:value-type="float" office:value="0.00003">
                <text:p>0.00003</text:p>
                <draw:g>
                  <svg:desc>q01_res.C7:q01_res.C12</svg:desc>
                </draw:g>
              </table:table-cell>
              <table:table-cell office:value-type="float" office:value="0.000044">
                <text:p>0.000044</text:p>
                <draw:g>
                  <svg:desc>q01_res.D7:q01_res.D12</svg:desc>
                </draw:g>
              </table:table-cell>
              <table:table-cell office:value-type="float" office:value="0.000069">
                <text:p>0.000069</text:p>
                <draw:g>
                  <svg:desc>q01_res.E7:q01_res.E12</svg:desc>
                </draw:g>
              </table:table-cell>
              <table:table-cell office:value-type="float" office:value="0.000128">
                <text:p>0.000128</text:p>
                <draw:g>
                  <svg:desc>q01_res.F7:q01_res.F12</svg:desc>
                </draw:g>
              </table:table-cell>
              <table:table-cell office:value-type="float" office:value="0.000242">
                <text:p>0.000242</text:p>
                <draw:g>
                  <svg:desc>q01_res.G7:q01_res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143">
                <text:p>0.000143</text:p>
              </table:table-cell>
              <table:table-cell office:value-type="float" office:value="0.000189">
                <text:p>0.000189</text:p>
              </table:table-cell>
              <table:table-cell office:value-type="float" office:value="0.000237">
                <text:p>0.000237</text:p>
              </table:table-cell>
              <table:table-cell office:value-type="float" office:value="0.000301">
                <text:p>0.000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83">
                <text:p>0.000183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8">
                <text:p>0.00018</text:p>
              </table:table-cell>
              <table:table-cell office:value-type="float" office:value="0.000232">
                <text:p>0.000232</text:p>
              </table:table-cell>
              <table:table-cell office:value-type="float" office:value="0.000329">
                <text:p>0.0003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174">
                <text:p>0.000174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232">
                <text:p>0.000232</text:p>
              </table:table-cell>
              <table:table-cell office:value-type="float" office:value="0.000288">
                <text:p>0.000288</text:p>
              </table:table-cell>
              <table:table-cell office:value-type="float" office:value="0.00034">
                <text:p>0.00034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277">
                <text:p>0.000277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343">
                <text:p>0.000343</text:p>
              </table:table-cell>
              <table:table-cell office:value-type="float" office:value="0.000332">
                <text:p>0.000332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66">
                <text:p>0.0006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871">
                <text:p>0.000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